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objectwithshadow">
      <style:graphic-properties draw:textarea-vertical-align="middle" draw:auto-grow-height="fals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4.703cm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7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8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63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2" style:family="graphic" style:parent-style-name="standard">
      <style:graphic-properties draw:stroke="none" svg:stroke-color="#000000" draw:fill="none" draw:fill-color="#ffffff" fo:min-height="2.54cm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3.306cm" svg:x="1.889cm" svg:y="10.17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0.795cm" svg:x="6.334cm" svg:y="12.507cm">
          <text:p text:style-name="P3">(EZQ::Job_Breaker wrapper)</text:p>
          <draw:enhanced-geometry svg:viewBox="0 0 21600 21600" draw:path-stretchpoint-x="10800" draw:path-stretchpoint-y="10800" draw:text-areas="?f3 ?f4 ?f5 ?f6" draw:type="round-rectangle" draw:modifiers="1035.8282208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7.493cm" svg:height="1.07cm" svg:x="7.116cm" svg:y="21.903cm">
          <text:p text:style-name="P3">Send message with Task IDs to Report Gen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239cm" svg:height="1.2cm" svg:x="7.235cm" svg:y="18.018cm">
          <text:p text:style-name="P3">Send each Task to Task Queue. Keep copy of each Task and Task ID</text:p>
          <text:p text:style-name="P3"><text:span text:style-name="T3">(Task includes name of result queue to use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controls" svg:width="13.178cm" svg:height="0.882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svg:x1="14.474cm" svg:y1="18.618cm" svg:x2="15.853cm" svg:y2="24.366cm" draw:start-shape="id1" draw:start-glue-point="1" draw:end-shape="id2" draw:end-glue-point="4" svg:d="M14474 18618h1379v5748" svg:viewBox="0 0 1380 5749">
          <text:p/>
        </draw:connector>
        <draw:custom-shape draw:style-name="gr6" draw:text-style-name="P3" xml:id="id9" draw:id="id9" draw:layer="layout" svg:width="7.239cm" svg:height="1.397cm" svg:x="7.209cm" svg:y="6.294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5" draw:id="id5" draw:layer="layout" svg:width="7.62cm" svg:height="1.065cm" svg:x="7.032cm" svg:y="10.683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31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3" draw:id="id3" draw:layer="layout" svg:width="1.016cm" svg:height="0.884cm" svg:x="15.361cm" svg:y="26.001cm">
          <text:p text:style-name="P3"><text:span text:style-name="T6">T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853cm" svg:y1="25.77cm" svg:x2="15.869cm" svg:y2="26.001cm" draw:start-shape="id2" draw:start-glue-point="6" draw:end-shape="id3" draw:end-glue-point="4" svg:d="M15853 25770l16 231" svg:viewBox="0 0 17 232">
          <text:p/>
        </draw:connector>
        <draw:connector draw:style-name="gr10" draw:text-style-name="P3" draw:layer="layout" svg:x1="10.833cm" svg:y1="9.889cm" svg:x2="10.842cm" svg:y2="10.683cm" draw:start-shape="id4" draw:start-glue-point="6" draw:end-shape="id5" draw:end-glue-point="4" svg:d="M10833 9889v457h9v337" svg:viewBox="0 0 10 795">
          <text:p/>
        </draw:connector>
        <draw:custom-shape draw:style-name="gr3" draw:text-style-name="P3" xml:id="id14" draw:id="id14" draw:layer="layout" svg:width="7.493cm" svg:height="1.07cm" svg:x="7.096cm" svg:y="13.384cm">
          <text:p text:style-name="P3">Create unique result queue based on Job ID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1.4cm" svg:height="0.884cm" svg:x="5.202cm" svg:y="25.9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13cm" svg:y1="25.764cm" svg:x2="5.902cm" svg:y2="25.995cm" draw:start-shape="id6" draw:start-glue-point="6" draw:end-shape="id7" draw:end-glue-point="4" svg:d="M5913 25764l-11 231" svg:viewBox="0 0 12 232">
          <text:p/>
        </draw:connector>
        <draw:connector draw:style-name="gr11" draw:text-style-name="P3" draw:layer="layout" draw:line-skew="0.066cm" svg:x1="10.862cm" svg:y1="22.973cm" svg:x2="5.913cm" svg:y2="24.36cm" draw:start-shape="id8" draw:start-glue-point="2" draw:end-shape="id6" draw:end-glue-point="4" svg:d="M10862 22973v760h-4949v627" svg:viewBox="0 0 4950 1388">
          <text:p/>
        </draw:connector>
        <draw:custom-shape draw:style-name="gr8" draw:text-style-name="P7" xml:id="id4" draw:id="id4" draw:layer="layout" svg:width="9.144cm" svg:height="1.524cm" svg:x="6.261cm" svg:y="8.485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3" draw:layer="layout" draw:type="line" svg:x1="10.829cm" svg:y1="7.691cm" svg:x2="10.833cm" svg:y2="8.485cm" draw:start-shape="id9" draw:start-glue-point="6" draw:end-shape="id4" draw:end-glue-point="4" svg:d="M10829 7691l4 794" svg:viewBox="0 0 5 795">
          <text:p/>
        </draw:connector>
        <draw:custom-shape draw:style-name="gr8" draw:text-style-name="P7" xml:id="id2" draw:id="id2" draw:layer="layout" svg:width="9.144cm" svg:height="1.524cm" svg:x="11.281cm" svg:y="24.366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6" draw:id="id6" draw:layer="layout" svg:width="9.144cm" svg:height="1.524cm" svg:x="1.341cm" svg:y="24.3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layer="layout" svg:width="17.78cm" svg:height="1.661cm" svg:x="2.397cm" svg:y="4.46cm">
          <draw:text-box>
            <text:p><text:span text:style-name="T8">A</text:span> <text:s text:c="9"/><text:span text:style-name="T8">B</text:span> indicates B pulls data from A.</text:p>
            <text:p><text:span text:style-name="T8">A</text:span> <text:s text:c="9"/><text:span text:style-name="T8">B</text:span> indicates A pushes data to B.</text:p>
            <text:p><text:span text:style-name="T8">A</text:span><text:span text:style-name="T6"> <text:s text:c="9"/></text:span><text:span text:style-name="T8">B</text:span><text:span text:style-name="T9"> indicates flow of execution sequence from A to B.</text:span></text:p>
          </draw:text-box>
        </draw:frame>
        <draw:line draw:style-name="gr10" draw:text-style-name="P3" draw:layer="layout" svg:x1="2.83cm" svg:y1="4.789cm" svg:x2="3.719cm" svg:y2="4.789cm">
          <text:p/>
        </draw:line>
        <draw:frame draw:style-name="gr13" draw:layer="layout" svg:width="4.064cm" svg:height="4.953cm" svg:x="2.524cm" svg:y="11.826cm">
          <draw:text-box>
            <text:p>This workflow can accommodate multiple GIS Query Nodes. Job-to-Node mapping is 1:1 in the sense that a single job is <text:span text:style-name="T6">not</text:span> split up into smaller pieces handled by different Nodes.</text:p>
          </draw:text-box>
        </draw:frame>
        <draw:custom-shape draw:style-name="gr8" draw:text-style-name="P3" xml:id="id15" draw:id="id15" draw:layer="layout" svg:width="7.62cm" svg:height="1.016cm" svg:x="7.019cm" svg:y="15.19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4" draw:text-style-name="P3" draw:layer="layout" svg:x1="2.982cm" svg:y1="5.272cm" svg:x2="3.871cm" svg:y2="5.272cm">
          <text:p/>
        </draw:line>
        <draw:line draw:style-name="gr11" draw:text-style-name="P3" draw:layer="layout" svg:x1="3.007cm" svg:y1="5.749cm" svg:x2="3.896cm" svg:y2="5.749cm">
          <text:p/>
        </draw:line>
        <draw:custom-shape draw:style-name="gr8" draw:text-style-name="P3" xml:id="id10" draw:id="id10" draw:layer="layout" svg:width="2.032cm" svg:height="1.778cm" svg:x="3.794cm" svg:y="16.505cm">
          <text:p text:style-name="P3">push_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1" draw:id="id11" draw:layer="layout" svg:width="7.493cm" svg:height="1.07cm" svg:x="7.096cm" svg:y="16.667cm">
          <text:p text:style-name="P3">Push file to S3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1.372cm" svg:height="2.159cm" svg:x="18.932cm" svg:y="15.858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5.826cm" svg:y1="17.394cm" svg:x2="7.096cm" svg:y2="17.202cm" draw:start-shape="id10" draw:start-glue-point="10" draw:end-shape="id11" draw:end-glue-point="3" svg:d="M5826 17394c952 0 318-192 1270-192" svg:viewBox="0 0 1271 193">
          <text:p/>
        </draw:connector>
        <draw:connector draw:style-name="gr14" draw:text-style-name="P3" draw:layer="layout" draw:type="curve" svg:x1="14.589cm" svg:y1="17.202cm" svg:x2="18.932cm" svg:y2="16.938cm" draw:start-shape="id11" draw:start-glue-point="1" draw:end-shape="id12" draw:end-glue-point="6" svg:d="M14589 17202c3256 0 1085-264 4343-264" svg:viewBox="0 0 4344 265">
          <text:p/>
        </draw:connector>
        <draw:connector draw:style-name="gr11" draw:text-style-name="P3" draw:layer="layout" draw:type="line" svg:x1="10.842cm" svg:y1="11.748cm" svg:x2="10.842cm" svg:y2="12.507cm" draw:start-shape="id5" draw:start-glue-point="6" draw:end-shape="id13" svg:d="M10842 11748v759" svg:viewBox="0 0 1 760">
          <text:p/>
        </draw:connector>
        <draw:connector draw:style-name="gr11" draw:text-style-name="P3" draw:layer="layout" draw:type="line" svg:x1="10.842cm" svg:y1="14.454cm" svg:x2="10.829cm" svg:y2="15.194cm" draw:start-shape="id14" draw:start-glue-point="2" draw:end-shape="id15" draw:end-glue-point="0" svg:d="M10842 14454l-13 740" svg:viewBox="0 0 14 741">
          <text:p/>
        </draw:connector>
        <draw:custom-shape draw:style-name="gr8" draw:text-style-name="P3" xml:id="id16" draw:id="id16" draw:layer="layout" svg:width="2.678cm" svg:height="2.386cm" svg:x="3.105cm" svg:y="18.807cm">
          <text:p text:style-name="P3">enqueue_ms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3" draw:layer="layout" draw:type="curve" svg:x1="5.783cm" svg:y1="20cm" svg:x2="7.235cm" svg:y2="18.618cm" draw:start-shape="id16" draw:start-glue-point="10" draw:end-shape="id1" draw:end-glue-point="3" svg:d="M5783 20000c1089 0 363-1382 1452-1382" svg:viewBox="0 0 1453 1383">
          <text:p/>
        </draw:connector>
        <draw:custom-shape draw:style-name="gr3" draw:text-style-name="P8" xml:id="id17" draw:id="id17" draw:layer="layout" svg:width="7.239cm" svg:height="1.186cm" svg:x="7.236cm" svg:y="19.88cm">
          <text:p text:style-name="P3"><text:span text:style-name="T10">When Pre-Grid process exits, enqueue each Task K more tim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475cm" svg:y1="20.473cm" svg:x2="15.853cm" svg:y2="24.366cm" draw:start-shape="id17" draw:start-glue-point="1" draw:end-shape="id2" draw:end-glue-point="4" svg:d="M14475 20473h1378v3893" svg:viewBox="0 0 1379 3894">
          <text:p/>
        </draw:connector>
        <draw:connector draw:style-name="gr11" draw:text-style-name="P3" draw:layer="layout" draw:type="line" svg:x1="10.854cm" svg:y1="19.218cm" svg:x2="10.855cm" svg:y2="19.88cm" draw:start-shape="id1" draw:start-glue-point="2" draw:end-shape="id17" draw:end-glue-point="0" svg:d="M10854 19218l1 662" svg:viewBox="0 0 2 663">
          <text:p/>
        </draw:connector>
        <draw:connector draw:style-name="gr11" draw:text-style-name="P3" draw:layer="layout" draw:type="line" svg:x1="10.855cm" svg:y1="21.066cm" svg:x2="10.862cm" svg:y2="21.903cm" draw:start-shape="id17" draw:start-glue-point="2" draw:end-shape="id8" draw:end-glue-point="0" svg:d="M10855 21066l7 837" svg:viewBox="0 0 8 838">
          <text:p/>
        </draw:connector>
      </draw:page>
      <draw:page draw:name="page2" draw:style-name="dp1" draw:master-page-name="Default">
        <draw:custom-shape draw:style-name="gr1" draw:text-style-name="P9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9" draw:id="id19" draw:layer="layout" svg:width="3.992cm" svg:height="0.919cm" svg:x="3.713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5.135cm" svg:height="1.312cm" svg:x="3.152cm" svg:y="15.182cm">
          <text:p text:style-name="P3">Store results file(s) in S3 and send results message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8" draw:id="id18" draw:layer="layout" svg:width="4.064cm" svg:height="1.016cm" svg:x="3.686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5.718cm" svg:y1="12.994cm" svg:x2="5.709cm" svg:y2="13.623cm" draw:start-shape="id18" draw:start-glue-point="6" draw:end-shape="id19" draw:end-glue-point="0" svg:d="M5718 12994l-9 629" svg:viewBox="0 0 10 630">
          <text:p/>
        </draw:connector>
        <draw:connector draw:style-name="gr11" draw:text-style-name="P3" draw:layer="layout" draw:type="line" svg:x1="5.709cm" svg:y1="14.542cm" svg:x2="5.719cm" svg:y2="15.182cm" draw:start-shape="id19" draw:start-glue-point="2" draw:end-shape="id20" draw:end-glue-point="0" svg:d="M5709 14542l10 640" svg:viewBox="0 0 11 641">
          <text:p/>
        </draw:connector>
        <draw:custom-shape draw:style-name="gr1" draw:text-style-name="P9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2" draw:id="id22" draw:layer="layout" svg:width="3.992cm" svg:height="0.919cm" svg:x="13.914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5.135cm" svg:height="1.312cm" svg:x="13.353cm" svg:y="15.182cm">
          <text:p text:style-name="P3">Store results file(s) in S3 and send results message to specified Results Queue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4.064cm" svg:height="1.016cm" svg:x="13.887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15.919cm" svg:y1="12.994cm" svg:x2="15.91cm" svg:y2="13.623cm" draw:start-shape="id21" draw:start-glue-point="6" draw:end-shape="id22" draw:end-glue-point="0" svg:d="M15919 12994l-9 629" svg:viewBox="0 0 10 630">
          <text:p/>
        </draw:connector>
        <draw:connector draw:style-name="gr11" draw:text-style-name="P3" draw:layer="layout" draw:type="line" svg:x1="15.91cm" svg:y1="14.542cm" svg:x2="15.92cm" svg:y2="15.182cm" draw:start-shape="id22" draw:start-glue-point="2" draw:end-shape="id23" draw:end-glue-point="0" svg:d="M15910 14542l10 640" svg:viewBox="0 0 11 641">
          <text:p/>
        </draw:connector>
        <draw:frame draw:style-name="gr16" draw:text-style-name="P10" draw:layer="layout" svg:width="1.27cm" svg:height="1.276cm" svg:x="9.939cm" svg:y="12.621cm">
          <draw:text-box>
            <text:p><text:span text:style-name="T11">...</text:span></text:p>
          </draw:text-box>
        </draw:frame>
        <draw:g>
          <draw:custom-shape draw:style-name="gr17" draw:text-style-name="P11" draw:layer="layout" svg:width="18.034cm" svg:height="4.831cm" svg:x="1.889cm" svg:y="1.376cm">
            <text:p text:style-name="P1"><text:span text:style-name="T7">Worker Manager </text:span></text:p>
            <text:p text:style-name="P1"><text:span text:style-name="T12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5" draw:id="id25" draw:layer="layout" svg:width="9.779cm" svg:height="1.064cm" svg:x="6.588cm" svg:y="2.778cm">
            <text:p text:style-name="P3">Inspect Task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8" draw:text-style-name="P12" draw:layer="layout" svg:width="17.272cm" svg:height="1.523cm" svg:x="2.27cm" svg:y="4.383cm">
            <draw:text-box>
              <text:p><text:span text:style-name="T13">This would request the approx. queue size every 60 (?) seconds, and start up an appropriate number of workers. This behavior could be accomplished without a dedicated Worker Manager node by using AutoScale on the Task Queue, but more complicated logic and tracking is possible with a dedicated node.</text:span></text:p>
            </draw:text-box>
          </draw:frame>
        </draw:g>
        <draw:custom-shape draw:style-name="gr8" draw:text-style-name="P6" xml:id="id24" draw:id="id24" draw:layer="layout" svg:width="1.397cm" svg:height="1.397cm" svg:x="10.217cm" svg:y="7.281cm">
          <text:p text:style-name="P3"><text:span text:style-name="T6">T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10.217cm" svg:y1="7.98cm" svg:x2="6.588cm" svg:y2="3.31cm" draw:start-shape="id24" draw:start-glue-point="6" draw:end-shape="id25" draw:end-glue-point="5" svg:d="M10217 7980h-4156v-4670h527" svg:viewBox="0 0 4157 4671">
          <text:p/>
        </draw:connector>
        <draw:connector draw:style-name="gr10" draw:text-style-name="P3" draw:layer="layout" draw:type="curve" svg:x1="10.916cm" svg:y1="8.678cm" svg:x2="5.718cm" svg:y2="11.978cm" draw:start-shape="id24" draw:start-glue-point="8" draw:end-shape="id18" draw:end-glue-point="4" svg:d="M10916 8678c0 2475-5198 825-5198 3300" svg:viewBox="0 0 5199 3301">
          <text:p/>
        </draw:connector>
        <draw:connector draw:style-name="gr10" draw:text-style-name="P3" draw:layer="layout" draw:type="curve" svg:x1="10.916cm" svg:y1="8.678cm" svg:x2="15.919cm" svg:y2="11.978cm" draw:start-shape="id24" draw:start-glue-point="8" draw:end-shape="id21" svg:d="M10916 8678c0 2475 5003 825 5003 3300" svg:viewBox="0 0 5004 3301">
          <text:p/>
        </draw:connector>
        <draw:connector draw:style-name="gr11" draw:text-style-name="P3" draw:layer="layout" draw:type="curve" svg:x1="5.719cm" svg:y1="16.494cm" svg:x2="5.318cm" svg:y2="21.955cm" draw:start-shape="id20" draw:start-glue-point="2" draw:end-shape="id26" svg:d="M5719 16494c0 4096-401 1366-401 5461" svg:viewBox="0 0 402 5462">
          <text:p/>
        </draw:connector>
        <draw:connector draw:style-name="gr11" draw:text-style-name="P3" draw:layer="layout" draw:type="curve" draw:line-skew="-0.032cm" svg:x1="15.92cm" svg:y1="16.494cm" svg:x2="5.318cm" svg:y2="21.955cm" draw:start-shape="id23" draw:start-glue-point="2" draw:end-shape="id26" svg:d="M15920 16494c0 4048-10602 1318-10602 5461" svg:viewBox="0 0 10603 5462">
          <text:p/>
        </draw:connector>
        <draw:frame draw:style-name="gr19" draw:text-style-name="P10" draw:layer="layout" svg:width="1.905cm" svg:height="1.276cm" svg:x="9.936cm" svg:y="21.772cm">
          <draw:text-box>
            <text:p><text:span text:style-name="T11">...</text:span></text:p>
          </draw:text-box>
        </draw:frame>
        <draw:frame draw:style-name="gr12" draw:layer="layout" svg:width="11.557cm" svg:height="2.221cm" svg:x="8.958cm" svg:y="19.505cm">
          <draw:text-box>
            <text:p>The results coming out of each worker which is working on the same Job will go to the same Results Queue. Task results for a different Job will go to a different Results Queue. This allows for multiple Jobs to be processed simultaneously, and for multiple Report Handlers to operate.</text:p>
          </draw:text-box>
        </draw:frame>
        <draw:custom-shape draw:style-name="gr8" draw:text-style-name="P6" xml:id="id27" draw:id="id27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6" draw:start-glue-point="6" draw:end-shape="id27" draw:end-glue-point="4" svg:d="M5318 23359l8 1404" svg:viewBox="0 0 9 1405">
          <text:p/>
        </draw:connector>
        <draw:custom-shape draw:style-name="gr8" draw:text-style-name="P7" xml:id="id26" draw:id="id26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0" draw:layer="layout" svg:width="7.366cm" svg:height="1.039cm" svg:x="11.795cm" svg:y="8.62cm">
          <draw:text-box>
            <text:p>Worker Nodes will run in batches of 44 nodes on a single EC2 instance.</text:p>
          </draw:text-box>
        </draw:frame>
        <draw:custom-shape draw:style-name="gr8" draw:text-style-name="P3" xml:id="id28" draw:id="id28" draw:layer="layout" svg:width="1.372cm" svg:height="2.159cm" svg:x="10.017cm" svg:y="16.621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8.287cm" svg:y1="15.838cm" svg:x2="10.017cm" svg:y2="17.701cm" draw:start-shape="id20" draw:start-glue-point="1" draw:end-shape="id28" draw:end-glue-point="6" svg:d="M8287 15838c1297 0 433 1863 1730 1863" svg:viewBox="0 0 1731 1864">
          <text:p/>
        </draw:connector>
        <draw:connector draw:style-name="gr14" draw:text-style-name="P3" draw:layer="layout" draw:type="curve" svg:x1="13.353cm" svg:y1="15.838cm" svg:x2="11.389cm" svg:y2="17.701cm" draw:start-shape="id23" draw:start-glue-point="3" draw:end-shape="id28" draw:end-glue-point="8" svg:d="M13353 15838c-1473 0-491 1863-1964 1863" svg:viewBox="0 0 1965 1864">
          <text:p/>
        </draw:connector>
      </draw:page>
      <draw:page draw:name="page3" draw:style-name="dp1" draw:master-page-name="Default">
        <draw:custom-shape draw:style-name="gr2" draw:text-style-name="P11" draw:layer="layout" svg:width="18.034cm" svg:height="17.907cm" svg:x="1.762cm" svg:y="4.175cm">
          <text:p text:style-name="P1"><text:span text:style-name="T7">Report Handler</text:span></text:p>
          <text:p text:style-name="P1"><text:span text:style-name="T12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9" draw:id="id29" draw:layer="layout" svg:width="9.906cm" svg:height="0.937cm" svg:x="6.408cm" svg:y="8.415cm">
          <text:p text:style-name="P3">Get task results from specified Results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4.069cm" svg:height="2.103cm" svg:x="9.31cm" svg:y="10.529cm">
          <text:p text:style-name="P3">Have seen task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4.953cm" svg:height="0.806cm" svg:x="8.867cm" svg:y="13.923cm">
          <text:p text:style-name="P3">Process Task Results</text:p>
          <draw:enhanced-geometry svg:viewBox="0 0 21600 21600" draw:type="rectangle" draw:enhanced-path="M 0 0 L 21600 0 21600 21600 0 21600 0 0 Z N"/>
        </draw:custom-shape>
        <draw:custom-shape draw:style-name="gr3" draw:text-style-name="P3" xml:id="id37" draw:id="id37" draw:layer="layout" svg:width="10.033cm" svg:height="0.843cm" svg:x="6.334cm" svg:y="6.753cm">
          <text:p text:style-name="P3">Create data structure to keep track of tasks for a report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3.405cm" svg:height="0.901cm" svg:x="14.878cm" svg:y="11.122cm">
          <text:p text:style-name="P3">Discard task result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361cm" svg:y1="9.352cm" svg:x2="11.344cm" svg:y2="10.529cm" draw:start-shape="id29" draw:start-glue-point="2" draw:end-shape="id30" draw:end-glue-point="4" svg:d="M11361 9352l-17 1177" svg:viewBox="0 0 18 1178">
          <text:p/>
        </draw:connector>
        <draw:connector draw:style-name="gr11" draw:text-style-name="P3" draw:layer="layout" draw:type="line" svg:x1="11.344cm" svg:y1="12.632cm" svg:x2="11.343cm" svg:y2="13.923cm" draw:start-shape="id30" draw:start-glue-point="6" draw:end-shape="id31" draw:end-glue-point="0" svg:d="M11344 12632l-1 1291" svg:viewBox="0 0 2 1292">
          <text:p/>
        </draw:connector>
        <draw:connector draw:style-name="gr11" draw:text-style-name="P3" draw:layer="layout" draw:type="line" svg:x1="13.379cm" svg:y1="11.581cm" svg:x2="14.878cm" svg:y2="11.572cm" draw:start-shape="id30" draw:start-glue-point="7" draw:end-shape="id32" draw:end-glue-point="3" svg:d="M13379 11581l1499-9" svg:viewBox="0 0 1500 10">
          <text:p/>
        </draw:connector>
        <draw:custom-shape draw:style-name="gr3" draw:text-style-name="P3" xml:id="id33" draw:id="id33" draw:layer="layout" svg:width="4.064cm" svg:height="1.905cm" svg:x="9.286cm" svg:y="16.353cm">
          <text:p text:style-name="P3">Have we received all task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4" draw:id="id34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318cm" svg:y1="18.258cm" svg:x2="11.3cm" svg:y2="19.685cm" draw:start-shape="id33" draw:start-glue-point="6" draw:end-shape="id34" draw:end-glue-point="4" svg:d="M11318 18258l-18 1427" svg:viewBox="0 0 19 1428">
          <text:p/>
        </draw:connector>
        <draw:frame draw:style-name="gr21" draw:text-style-name="P13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1" draw:text-style-name="P13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1" draw:text-style-name="P13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1" draw:text-style-name="P13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6" draw:id="id36" draw:layer="layout" svg:width="10.033cm" svg:height="0.889cm" svg:x="6.334cm" svg:y="5.129cm">
          <text:p text:style-name="P3">Get message with Task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5" draw:id="id35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8" draw:id="id38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5.255cm" svg:y1="3.321cm" svg:x2="11.351cm" svg:y2="5.129cm" draw:start-shape="id35" draw:start-glue-point="8" draw:end-shape="id36" draw:end-glue-point="4" svg:d="M5255 3321v904h6096v904" svg:viewBox="0 0 6097 1809">
          <text:p/>
        </draw:connector>
        <draw:connector draw:style-name="gr11" draw:text-style-name="P3" draw:layer="layout" draw:type="line" svg:x1="11.351cm" svg:y1="6.018cm" svg:x2="11.35cm" svg:y2="6.753cm" draw:start-shape="id36" draw:start-glue-point="6" draw:end-shape="id37" draw:end-glue-point="0" svg:d="M11351 6018l-1 735" svg:viewBox="0 0 2 736">
          <text:p/>
        </draw:connector>
        <draw:connector draw:style-name="gr11" draw:text-style-name="P3" draw:layer="layout" draw:type="line" svg:x1="11.35cm" svg:y1="7.596cm" svg:x2="11.361cm" svg:y2="8.415cm" draw:start-shape="id37" draw:start-glue-point="2" draw:end-shape="id29" draw:end-glue-point="0" svg:d="M11350 7596l11 819" svg:viewBox="0 0 12 820">
          <text:p/>
        </draw:connector>
        <draw:connector draw:style-name="gr10" draw:text-style-name="P3" draw:layer="layout" draw:line-skew="-2.074cm" svg:x1="16.056cm" svg:y1="3.322cm" svg:x2="16.314cm" svg:y2="8.883cm" draw:start-shape="id38" draw:start-glue-point="8" draw:end-shape="id29" draw:end-glue-point="1" svg:d="M16056 3322v472h784v5089h-526" svg:viewBox="0 0 785 5562">
          <text:p/>
        </draw:connector>
        <draw:custom-shape draw:style-name="gr8" draw:text-style-name="P3" xml:id="id39" draw:id="id39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3" draw:layer="layout" draw:type="curve" svg:x1="9.286cm" svg:y1="17.306cm" svg:x2="6.712cm" svg:y2="15.102cm" draw:start-shape="id33" draw:start-glue-point="5" draw:end-shape="id39" draw:end-glue-point="7" svg:d="M9286 17306c-1930 0-644-2204-2574-2204" svg:viewBox="0 0 2575 2205">
          <text:p/>
        </draw:connector>
        <draw:connector draw:style-name="gr11" draw:text-style-name="P3" draw:layer="layout" draw:type="line" svg:x1="11.343cm" svg:y1="14.729cm" svg:x2="11.318cm" svg:y2="16.353cm" draw:start-shape="id31" draw:start-glue-point="2" draw:end-shape="id33" draw:end-glue-point="4" svg:d="M11343 14729l-25 1624" svg:viewBox="0 0 26 1625">
          <text:p/>
        </draw:connector>
        <draw:connector draw:style-name="gr11" draw:text-style-name="P3" draw:layer="layout" draw:type="curve" svg:x1="4.49cm" svg:y1="13.959cm" svg:x2="6.408cm" svg:y2="8.883cm" draw:start-shape="id39" draw:start-glue-point="4" draw:end-shape="id29" draw:end-glue-point="3" svg:d="M4490 13959c0-3384 639-5076 1918-5076" svg:viewBox="0 0 1919 5077">
          <text:p/>
        </draw:connector>
        <draw:frame draw:style-name="gr21" draw:text-style-name="P13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40" draw:id="id40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curve" svg:x1="4.49cm" svg:y1="16.245cm" svg:x2="5.082cm" svg:y2="19.669cm" draw:start-shape="id39" draw:start-glue-point="6" draw:end-shape="id40" draw:end-glue-point="4" svg:d="M4490 16245c0 2569 592 858 592 3424" svg:viewBox="0 0 593 3425">
          <text:p/>
        </draw:connector>
        <draw:frame draw:style-name="gr21" draw:text-style-name="P13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11" draw:text-style-name="P3" draw:layer="layout" draw:type="curve" svg:x1="16.58cm" svg:y1="12.023cm" svg:x2="11.318cm" svg:y2="16.353cm" draw:start-shape="id32" draw:start-glue-point="2" draw:end-shape="id33" svg:d="M16580 12023c0 3246-5262 1081-5262 4330" svg:viewBox="0 0 5263 4331">
          <text:p/>
        </draw:connector>
        <draw:frame draw:style-name="gr22" draw:layer="layout" svg:width="4.064cm" svg:height="2.79cm" svg:x="2.143cm" svg:y="6.08cm">
          <draw:text-box>
            <text:p>This workflow supports multiple Report Handlers. Job-to-Node mapping is 1:1, similar to the GIS Query Node.</text:p>
          </draw:text-box>
        </draw:frame>
      </draw:page>
      <draw:page draw:name="page4" draw:style-name="dp1" draw:master-page-name="Default">
        <draw:custom-shape draw:style-name="gr2" draw:text-style-name="P11" draw:layer="layout" svg:width="18.134cm" svg:height="20.928cm" svg:x="1.789cm" svg:y="4.202cm">
          <text:p text:style-name="P1"><text:span text:style-name="T7">Pre-Grid</text:span></text:p>
          <text:p text:style-name="P1"><text:span text:style-name="T12">(Single executable sitting on</text:span></text:p>
          <text:p text:style-name="P1"><text:span text:style-name="T12">GIS Query Node)</text:span></text:p>
          <text:p text:style-name="P1"><text:span text:style-name="T12"/></text:p>
          <text:p text:style-name="P1"><text:span text:style-name="T12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/>
          </draw:text-box>
        </draw:frame>
        <draw:custom-shape draw:style-name="gr3" draw:text-style-name="P3" xml:id="id42" draw:id="id42" draw:layer="layout" svg:width="7.493cm" svg:height="1.27cm" svg:x="7.306cm" svg:y="6.331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3" draw:text-style-name="P3" xml:id="id43" draw:id="id43" draw:layer="layout" svg:width="7.239cm" svg:height="0.889cm" svg:x="7.433cm" svg:y="8.239cm">
          <text:p text:style-name="P3">Intersect the grid with the soil layer and write the soil properties</text:p>
          <draw:enhanced-geometry svg:viewBox="0 0 21600 21600" draw:type="rectangle" draw:enhanced-path="M 0 0 L 21600 0 21600 21600 0 21600 0 0 Z N"/>
        </draw:custom-shape>
        <draw:custom-shape draw:style-name="gr3" draw:text-style-name="P3" xml:id="id44" draw:id="id44" draw:layer="layout" svg:width="7.493cm" svg:height="1.242cm" svg:x="7.307cm" svg:y="9.716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3" draw:text-style-name="P8" xml:id="id46" draw:id="id46" draw:layer="layout" svg:width="7.239cm" svg:height="1.039cm" svg:x="7.429cm" svg:y="13.272cm">
          <text:p text:style-name="P3"><text:span text:style-name="T10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7cm" svg:y1="5.815cm" svg:x2="11.052cm" svg:y2="6.331cm" draw:start-shape="id41" draw:start-glue-point="6" draw:end-shape="id42" svg:d="M11047 5815l5 516" svg:viewBox="0 0 6 517">
          <text:p/>
        </draw:connector>
        <draw:connector draw:style-name="gr11" draw:text-style-name="P3" draw:layer="layout" draw:type="line" svg:x1="11.052cm" svg:y1="7.601cm" svg:x2="11.052cm" svg:y2="8.239cm" draw:start-shape="id42" draw:start-glue-point="2" draw:end-shape="id43" draw:end-glue-point="0" svg:d="M11052 7601v638" svg:viewBox="0 0 1 639">
          <text:p/>
        </draw:connector>
        <draw:connector draw:style-name="gr11" draw:text-style-name="P3" draw:layer="layout" draw:type="line" svg:x1="11.052cm" svg:y1="9.128cm" svg:x2="11.053cm" svg:y2="9.716cm" draw:start-shape="id43" draw:start-glue-point="2" draw:end-shape="id44" draw:end-glue-point="0" svg:d="M11052 9128l1 588" svg:viewBox="0 0 2 589">
          <text:p/>
        </draw:connector>
        <draw:custom-shape draw:style-name="gr6" draw:text-style-name="P3" xml:id="id41" draw:id="id41" draw:layer="layout" svg:width="7.62cm" svg:height="1.065cm" svg:x="7.237cm" svg:y="4.75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5" draw:id="id45" draw:layer="layout" svg:width="7.493cm" svg:height="1.07cm" svg:x="7.308cm" svg:y="11.61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53cm" svg:y1="10.958cm" svg:x2="11.054cm" svg:y2="11.61cm" draw:start-shape="id44" draw:start-glue-point="2" draw:end-shape="id45" draw:end-glue-point="0" svg:d="M11053 10958l1 652" svg:viewBox="0 0 2 653">
          <text:p/>
        </draw:connector>
        <draw:connector draw:style-name="gr11" draw:text-style-name="P3" draw:layer="layout" draw:type="line" svg:x1="11.054cm" svg:y1="12.68cm" svg:x2="11.048cm" svg:y2="13.272cm" draw:start-shape="id45" draw:start-glue-point="2" draw:end-shape="id46" draw:end-glue-point="0" svg:d="M11054 12680l-6 592" svg:viewBox="0 0 7 593">
          <text:p/>
        </draw:connector>
        <draw:custom-shape draw:style-name="gr3" draw:text-style-name="P8" xml:id="id48" draw:id="id48" draw:layer="layout" svg:width="7.239cm" svg:height="0.578cm" svg:x="7.425cm" svg:y="17.282cm">
          <text:p text:style-name="P3"><text:span text:style-name="T10">Write management fil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32cm" svg:y1="16.638cm" svg:x2="11.044cm" svg:y2="17.282cm" draw:start-shape="id47" draw:start-glue-point="2" draw:end-shape="id48" draw:end-glue-point="0" svg:d="M11032 16638l12 644" svg:viewBox="0 0 13 645">
          <text:p/>
        </draw:connector>
        <draw:custom-shape draw:style-name="gr3" draw:text-style-name="P8" xml:id="id49" draw:id="id49" draw:layer="layout" svg:width="7.239cm" svg:height="0.573cm" svg:x="7.424cm" svg:y="18.492cm">
          <text:p text:style-name="P3"><text:span text:style-name="T10">Write climate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8" draw:id="id58" draw:layer="layout" svg:width="7.239cm" svg:height="1.039cm" svg:x="7.425cm" svg:y="22.213cm">
          <text:p text:style-name="P3"><text:span text:style-name="T10">Create JSON Task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044cm" svg:y1="17.86cm" svg:x2="11.043cm" svg:y2="18.492cm" draw:start-shape="id48" draw:start-glue-point="2" draw:end-shape="id49" draw:end-glue-point="0" svg:d="M11044 17860v316h-1v316" svg:viewBox="0 0 2 633">
          <text:p/>
        </draw:connector>
        <draw:custom-shape draw:style-name="gr8" draw:text-style-name="P3" xml:id="id50" draw:id="id50" draw:layer="layout" svg:width="4.445cm" svg:height="1.143cm" svg:x="8.816cm" svg:y="2.143cm">
          <text:p text:style-name="P3">Jo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039cm" svg:y1="3.286cm" svg:x2="11.047cm" svg:y2="4.75cm" draw:start-shape="id50" draw:start-glue-point="6" draw:end-shape="id41" svg:d="M11039 3286l8 1464" svg:viewBox="0 0 9 1465">
          <text:p/>
        </draw:connector>
        <draw:custom-shape draw:style-name="gr8" draw:text-style-name="P3" xml:id="id54" draw:id="id54" draw:layer="layout" svg:width="3.81cm" svg:height="1.016cm" svg:x="9.128cm" svg:y="25.89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xml:id="id51" draw:id="id51" draw:layer="layout" svg:width="2.667cm" svg:height="4.826cm" svg:x="16.875cm" svg:y="12.526cm">
          <text:p text:style-name="P3">Local 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14" draw:layer="layout" draw:type="curve" svg:x1="14.672cm" svg:y1="8.683cm" svg:x2="16.875cm" svg:y2="14.939cm" draw:start-shape="id43" draw:start-glue-point="1" draw:end-shape="id51" draw:end-glue-point="6" svg:d="M14672 8683c1651 0 550 6256 2203 6256" svg:viewBox="0 0 2204 6257">
          <text:p text:style-name="P3"><text:span text:style-name="T14"><text:s text:c="7"/></text:span><text:span text:style-name="T14">file</text:span></text:p>
        </draw:connector>
        <draw:connector draw:style-name="gr14" draw:text-style-name="P3" draw:layer="layout" draw:type="curve" svg:x1="14.8cm" svg:y1="10.337cm" svg:x2="16.875cm" svg:y2="14.939cm" draw:start-shape="id44" draw:start-glue-point="1" draw:end-shape="id51" draw:end-glue-point="6" svg:d="M14800 10337c1555 0 518 4602 2075 4602" svg:viewBox="0 0 2076 4603">
          <text:p/>
        </draw:connector>
        <draw:connector draw:style-name="gr14" draw:text-style-name="P3" draw:layer="layout" draw:type="curve" svg:x1="14.668cm" svg:y1="13.791cm" svg:x2="16.875cm" svg:y2="14.939cm" draw:start-shape="id46" draw:start-glue-point="1" draw:end-shape="id51" draw:end-glue-point="6" svg:d="M14668 13791c1654 0 551 1148 2207 1148" svg:viewBox="0 0 2208 1149">
          <text:p/>
        </draw:connector>
        <draw:connector draw:style-name="gr14" draw:text-style-name="P3" draw:layer="layout" draw:type="curve" svg:x1="14.664cm" svg:y1="17.571cm" svg:x2="16.875cm" svg:y2="14.939cm" draw:start-shape="id48" draw:start-glue-point="1" draw:end-shape="id51" draw:end-glue-point="6" svg:d="M14664 17571c1657 0 552-2632 2211-2632" svg:viewBox="0 0 2212 2633">
          <text:p/>
        </draw:connector>
        <draw:connector draw:style-name="gr23" draw:text-style-name="P15" draw:layer="layout" draw:type="curve" svg:x1="14.663cm" svg:y1="18.778cm" svg:x2="16.875cm" svg:y2="14.939cm" draw:start-shape="id49" draw:start-glue-point="1" draw:end-shape="id51" svg:d="M14663 18778c1657 0 552-3839 2212-3839" svg:viewBox="0 0 2213 3840">
          <text:p text:style-name="P3"><text:span text:style-name="T8"><text:s text:c="8"/></text:span><text:span text:style-name="T8">file</text:span></text:p>
        </draw:connector>
        <draw:custom-shape draw:style-name="gr8" draw:text-style-name="P3" xml:id="id52" draw:id="id52" draw:layer="layout" svg:width="2.794cm" svg:height="2.286cm" svg:x="2.27cm" svg:y="13.827cm">
          <text:p text:style-name="P3">push_fil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3" draw:layer="layout" draw:type="curve" svg:x1="7.433cm" svg:y1="8.683cm" svg:x2="5.064cm" svg:y2="14.97cm" draw:start-shape="id43" draw:start-glue-point="3" draw:end-shape="id52" draw:end-glue-point="7" svg:d="M7433 8683c-1776 0-592 6287-2369 6287" svg:viewBox="0 0 2370 6288">
          <text:p/>
        </draw:connector>
        <draw:connector draw:style-name="gr23" draw:text-style-name="P15" draw:layer="layout" draw:type="curve" svg:x1="7.307cm" svg:y1="10.337cm" svg:x2="5.064cm" svg:y2="14.97cm" draw:start-shape="id44" draw:start-glue-point="3" draw:end-shape="id52" draw:end-glue-point="7" svg:d="M7307 10337c-1681 0-560 4633-2243 4633" svg:viewBox="0 0 2244 4634">
          <text:p text:style-name="P3"><text:span text:style-name="T8">pf_msg <text:s text:c="14"/></text:span></text:p>
        </draw:connector>
        <draw:connector draw:style-name="gr14" draw:text-style-name="P3" draw:layer="layout" draw:type="curve" svg:x1="7.429cm" svg:y1="13.791cm" svg:x2="5.064cm" svg:y2="14.97cm" draw:start-shape="id46" draw:start-glue-point="3" draw:end-shape="id52" draw:end-glue-point="7" svg:d="M7429 13791c-1773 0-591 1179-2365 1179" svg:viewBox="0 0 2366 1180">
          <text:p/>
        </draw:connector>
        <draw:connector draw:style-name="gr14" draw:text-style-name="P3" draw:layer="layout" draw:type="curve" svg:x1="7.425cm" svg:y1="17.571cm" svg:x2="5.064cm" svg:y2="14.97cm" draw:start-shape="id48" draw:start-glue-point="3" draw:end-shape="id52" draw:end-glue-point="7" svg:d="M7425 17571c-1770 0-590-2601-2361-2601" svg:viewBox="0 0 2362 2602">
          <text:p/>
        </draw:connector>
        <draw:connector draw:style-name="gr23" draw:text-style-name="P15" draw:layer="layout" draw:type="curve" svg:x1="7.424cm" svg:y1="18.778cm" svg:x2="5.064cm" svg:y2="14.97cm" draw:start-shape="id49" draw:start-glue-point="3" draw:end-shape="id52" draw:end-glue-point="7" svg:d="M7424 18778c-1770 0-590-3808-2360-3808" svg:viewBox="0 0 2361 3809">
          <text:p text:style-name="P3"><text:span text:style-name="T8">pf_msg <text:s text:c="14"/></text:span></text:p>
        </draw:connector>
        <draw:custom-shape draw:style-name="gr3" draw:text-style-name="P8" xml:id="id53" draw:id="id53" draw:layer="layout" svg:width="7.239cm" svg:height="1.039cm" svg:x="7.426cm" svg:y="23.858cm">
          <text:p text:style-name="P3"><text:span text:style-name="T10">Emit JSON for each Task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5cm" svg:y1="24.897cm" svg:x2="11.033cm" svg:y2="25.892cm" draw:start-shape="id53" draw:start-glue-point="2" draw:end-shape="id54" draw:end-glue-point="4" svg:d="M11045 24897l-12 995" svg:viewBox="0 0 13 996">
          <text:p/>
        </draw:connector>
        <draw:custom-shape draw:style-name="gr8" draw:text-style-name="P3" xml:id="id55" draw:id="id55" draw:layer="layout" svg:width="2.794cm" svg:height="2.286cm" svg:x="2.751cm" svg:y="21.847cm">
          <text:p text:style-name="P3">enqueue_ms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16" draw:layer="layout" draw:type="curve" draw:line-skew="0.102cm" svg:x1="7.426cm" svg:y1="24.377cm" svg:x2="5.545cm" svg:y2="22.99cm" draw:start-shape="id53" draw:start-glue-point="3" draw:end-shape="id55" draw:end-glue-point="7" svg:d="M7426 24377c-1257 0-317-1387-1881-1387" svg:viewBox="0 0 1882 1388">
          <text:p/>
        </draw:connector>
        <draw:custom-shape draw:style-name="gr3" draw:text-style-name="P3" xml:id="id57" draw:id="id57" draw:layer="layout" svg:width="7.239cm" svg:height="0.603cm" svg:x="7.425cm" svg:y="20.919cm">
          <text:p text:style-name="P3">Assign a unique ID to each Task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3cm" svg:y1="19.065cm" svg:x2="11.07cm" svg:y2="19.611cm" draw:start-shape="id49" draw:start-glue-point="2" draw:end-shape="id56" draw:end-glue-point="0" svg:d="M11043 19065l27 546" svg:viewBox="0 0 28 547">
          <text:p/>
        </draw:connector>
        <draw:connector draw:style-name="gr11" draw:text-style-name="P3" draw:layer="layout" draw:type="line" svg:x1="11.044cm" svg:y1="21.522cm" svg:x2="11.044cm" svg:y2="22.213cm" draw:start-shape="id57" draw:start-glue-point="2" draw:end-shape="id58" draw:end-glue-point="0" svg:d="M11044 21522v691" svg:viewBox="0 0 1 692">
          <text:p/>
        </draw:connector>
        <draw:connector draw:style-name="gr11" draw:text-style-name="P3" draw:layer="layout" draw:type="line" svg:x1="11.044cm" svg:y1="23.252cm" svg:x2="11.045cm" svg:y2="23.858cm" draw:start-shape="id58" draw:start-glue-point="2" draw:end-shape="id53" draw:end-glue-point="0" svg:d="M11044 23252l1 606" svg:viewBox="0 0 2 607">
          <text:p/>
        </draw:connector>
        <draw:frame draw:style-name="gr24" draw:text-style-name="P17" draw:layer="layout" svg:width="3.556cm" svg:height="0.758cm" svg:x="5.78cm" svg:y="22.463cm">
          <draw:text-box>
            <text:p><text:span text:style-name="T8">em_msg</text:span></text:p>
          </draw:text-box>
        </draw:frame>
        <draw:frame draw:style-name="gr13" draw:layer="layout" svg:width="4.699cm" svg:height="5.767cm" svg:x="14.97cm" svg:y="19.86cm">
          <draw:text-box>
            <text:p>RUSLE2 Files:</text:p>
            <text:p>-<text:span text:style-name="T9"> soil &amp; skel</text:span></text:p>
            <text:p>- Pre-deploy the gdb and rtf files</text:p>
            <text:p/>
            <text:p>WEPS files:</text:p>
            <text:p>- climate&amp; wind (if possible – only needed to redundant compute)</text:p>
            <text:p>- use same RUSLE2 skel file</text:p>
            <text:p>- soil files - (ifc)</text:p>
            <text:p/>
            <text:p/>
          </draw:text-box>
        </draw:frame>
        <draw:custom-shape draw:style-name="gr3" draw:text-style-name="P8" xml:id="id47" draw:id="id47" draw:layer="layout" svg:width="7.239cm" svg:height="0.578cm" svg:x="7.413cm" svg:y="16.06cm">
          <text:p text:style-name="P3"><text:span text:style-name="T10">Write crop budget TIF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7.413cm" svg:y1="16.349cm" svg:x2="5.064cm" svg:y2="14.97cm" draw:start-shape="id47" draw:start-glue-point="3" draw:end-shape="id52" draw:end-glue-point="7" svg:d="M7413 16349c-1761 0-587-1379-2349-1379" svg:viewBox="0 0 2350 1380">
          <text:p/>
        </draw:connector>
        <draw:connector draw:style-name="gr14" draw:text-style-name="P3" draw:layer="layout" draw:type="curve" svg:x1="14.652cm" svg:y1="16.349cm" svg:x2="16.875cm" svg:y2="14.939cm" draw:start-shape="id47" draw:start-glue-point="1" draw:end-shape="id51" draw:end-glue-point="6" svg:d="M14652 16349c1666 0 555-1410 2223-1410" svg:viewBox="0 0 2224 1411">
          <text:p/>
        </draw:connector>
        <draw:custom-shape draw:style-name="gr3" draw:text-style-name="P8" xml:id="id59" draw:id="id59" draw:layer="layout" svg:width="7.239cm" svg:height="0.578cm" svg:x="7.44cm" svg:y="14.916cm">
          <text:p text:style-name="P3"><text:span text:style-name="T10">Write soil job JSON file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59cm" svg:y1="15.494cm" svg:x2="11.032cm" svg:y2="16.06cm" draw:start-shape="id59" draw:start-glue-point="2" draw:end-shape="id47" draw:end-glue-point="0" svg:d="M11059 15494l-27 566" svg:viewBox="0 0 28 567">
          <text:p/>
        </draw:connector>
        <draw:connector draw:style-name="gr11" draw:text-style-name="P3" draw:layer="layout" draw:type="line" svg:x1="11.048cm" svg:y1="14.311cm" svg:x2="11.059cm" svg:y2="14.916cm" draw:start-shape="id46" draw:start-glue-point="2" draw:end-shape="id59" draw:end-glue-point="0" svg:d="M11048 14311l11 605" svg:viewBox="0 0 12 606">
          <text:p/>
        </draw:connector>
        <draw:connector draw:style-name="gr14" draw:text-style-name="P3" draw:layer="layout" draw:type="curve" svg:x1="14.679cm" svg:y1="15.205cm" svg:x2="16.875cm" svg:y2="14.939cm" draw:start-shape="id59" draw:start-glue-point="1" draw:end-shape="id51" draw:end-glue-point="6" svg:d="M14679 15205c1645 0 548-266 2196-266" svg:viewBox="0 0 2197 267">
          <text:p/>
        </draw:connector>
        <draw:connector draw:style-name="gr14" draw:text-style-name="P3" draw:layer="layout" draw:type="curve" svg:x1="7.44cm" svg:y1="15.205cm" svg:x2="5.064cm" svg:y2="14.97cm" draw:start-shape="id59" draw:start-glue-point="3" draw:end-shape="id52" draw:end-glue-point="7" svg:d="M7440 15205c-1782 0-594-235-2376-235" svg:viewBox="0 0 2377 236">
          <text:p/>
        </draw:connector>
        <draw:custom-shape draw:style-name="gr3" draw:text-style-name="P8" xml:id="id56" draw:id="id56" draw:layer="layout" svg:width="7.239cm" svg:height="0.573cm" svg:x="7.451cm" svg:y="19.611cm">
          <text:p text:style-name="P3"><text:span text:style-name="T10">Write job detail JSON file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7cm" svg:y1="20.184cm" svg:x2="11.044cm" svg:y2="20.919cm" draw:start-shape="id56" draw:start-glue-point="2" draw:end-shape="id57" draw:end-glue-point="0" svg:d="M11070 20184l-26 735" svg:viewBox="0 0 27 736">
          <text:p/>
        </draw:connector>
        <draw:connector draw:style-name="gr23" draw:text-style-name="P15" draw:layer="layout" draw:type="curve" svg:x1="14.69cm" svg:y1="19.897cm" svg:x2="16.875cm" svg:y2="14.939cm" draw:start-shape="id56" draw:start-glue-point="1" draw:end-shape="id51" svg:d="M14690 19897c1638 0 546-4958 2185-4958" svg:viewBox="0 0 2186 4959">
          <text:p text:style-name="P3"><text:span text:style-name="T8"><text:s text:c="8"/></text:span><text:span text:style-name="T8">file</text:span></text:p>
        </draw:connector>
        <draw:connector draw:style-name="gr23" draw:text-style-name="P15" draw:layer="layout" draw:type="curve" svg:x1="7.451cm" svg:y1="19.897cm" svg:x2="5.064cm" svg:y2="14.97cm" draw:start-shape="id56" draw:start-glue-point="3" draw:end-shape="id52" svg:d="M7451 19897c-1789 0-596-4927-2387-4927" svg:viewBox="0 0 2388 4928">
          <text:p text:style-name="P3"><text:span text:style-name="T8">pf_msg <text:s text:c="1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" style:family="graphic">
      <style:paragraph-properties style:text-autospace="none"/>
      <style:text-properties style:font-name="Liberation Mono2"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name-asian="Lohit Hindi2"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nn </meta:initial-creator>
    <meta:creation-date>2014-01-10T14:44:08</meta:creation-date>
    <dc:date>2014-05-18T13:03:22.183630000</dc:date>
    <meta:editing-duration>PT12H26M27S</meta:editing-duration>
    <meta:editing-cycles>129</meta:editing-cycles>
    <meta:generator>LibreOffice/4.2.0.4$MacOSX_X86_64 LibreOffice_project/05dceb5d363845f2cf968344d7adab8dcfb2ba71</meta:generator>
    <meta:print-date>2014-01-31T14:39:23.561593000</meta:print-date>
    <meta:document-statistic meta:object-count="160"/>
  </office:meta>
</office:document-meta>
</file>